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Tahoma1" svg:font-family="Tahoma"/>
    <style:font-face style:name="Times New Roman1" svg:font-family="'Times New Roman'"/>
    <style:font-face style:name="Ubuntu Mono" svg:font-family="'Ubuntu Mono'" style:font-pitch="fixed"/>
    <style:font-face style:name="Abyssinica SIL" svg:font-family="'Abyssinica SIL'" style:font-pitch="variable"/>
    <style:font-face style:name="Manjari Bold" svg:font-family="'Manjari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style:line-height-at-least="0.476cm" fo:text-indent="0cm" style:auto-text-indent="false"/>
    </style:style>
    <style:style style:name="P2" style:family="paragraph" style:parent-style-name="Standard">
      <style:paragraph-properties fo:margin-left="0cm" fo:margin-right="0cm" fo:margin-top="0cm" fo:margin-bottom="0.499cm" loext:contextual-spacing="false" style:line-height-at-least="0.476cm" fo:text-indent="0cm" style:auto-text-indent="false"/>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50505" style:font-name="Helvetica" fo:font-size="11.25pt" fo:letter-spacing="normal" fo:font-style="normal" fo:font-weight="normal" officeooo:paragraph-rsid="00b429a5"/>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50505" style:font-name="Helvetica" fo:font-size="11.25pt" fo:letter-spacing="normal" fo:font-style="normal" fo:font-weight="normal" officeooo:paragraph-rsid="00b6da2a"/>
    </style:style>
    <style:style style:name="P5" style:family="paragraph" style:parent-style-name="Table_20_Contents">
      <style:paragraph-properties style:line-height-at-least="0.476cm"/>
    </style:style>
    <style:style style:name="P6" style:family="paragraph" style:parent-style-name="Standard">
      <style:text-properties officeooo:paragraph-rsid="003d6ad4"/>
    </style:style>
    <style:style style:name="P7" style:family="paragraph" style:parent-style-name="Standard">
      <style:text-properties officeooo:paragraph-rsid="00746c88"/>
    </style:style>
    <style:style style:name="P8" style:family="paragraph" style:parent-style-name="Standard">
      <style:paragraph-properties fo:line-height="200%"/>
      <style:text-properties officeooo:rsid="00a8aff1" officeooo:paragraph-rsid="00a8aff1"/>
    </style:style>
    <style:style style:name="P9" style:family="paragraph" style:parent-style-name="Standard">
      <style:paragraph-properties fo:line-height="200%"/>
      <style:text-properties fo:font-variant="normal" fo:text-transform="none" fo:color="#050505" style:font-name="Helvetica" fo:font-size="11.25pt" fo:letter-spacing="normal" fo:font-style="normal" fo:font-weight="normal" officeooo:rsid="00a8aff1" officeooo:paragraph-rsid="00aa6ae3"/>
    </style:style>
    <style:style style:name="P10" style:family="paragraph" style:parent-style-name="Standard">
      <style:paragraph-properties fo:line-height="200%"/>
      <style:text-properties fo:font-variant="normal" fo:text-transform="none" fo:color="#050505" style:font-name="Helvetica" fo:font-size="11.25pt" fo:letter-spacing="normal" fo:font-style="normal" fo:font-weight="normal" officeooo:rsid="00a8aff1" officeooo:paragraph-rsid="00b22311"/>
    </style:style>
    <style:style style:name="P11" style:family="paragraph" style:parent-style-name="Standard">
      <style:paragraph-properties fo:line-height="200%"/>
      <style:text-properties fo:font-variant="normal" fo:text-transform="none" fo:color="#050505" style:font-name="Helvetica" fo:font-size="11.25pt" fo:letter-spacing="normal" fo:font-style="normal" fo:font-weight="normal" officeooo:rsid="00a8aff1" officeooo:paragraph-rsid="00b379c9"/>
    </style:style>
    <style:style style:name="P12" style:family="paragraph" style:parent-style-name="Standard">
      <style:paragraph-properties fo:line-height="200%"/>
      <style:text-properties fo:font-variant="normal" fo:text-transform="none" fo:color="#050505" style:font-name="Helvetica" fo:font-size="11.25pt" fo:letter-spacing="normal" fo:font-style="normal" fo:font-weight="normal" officeooo:rsid="00b379c9" officeooo:paragraph-rsid="00b379c9" style:font-weight-asian="normal" style:font-weight-complex="normal"/>
    </style:style>
    <style:style style:name="P13" style:family="paragraph" style:parent-style-name="Standard">
      <style:paragraph-properties fo:line-height="200%"/>
      <style:text-properties fo:font-variant="normal" fo:text-transform="none" fo:color="#050505" style:font-name="Helvetica" fo:font-size="11.25pt" fo:letter-spacing="normal" fo:font-style="normal" fo:font-weight="bold" officeooo:rsid="00a8aff1" officeooo:paragraph-rsid="00aa6ae3" style:font-weight-asian="bold" style:font-weight-complex="bold"/>
    </style:style>
    <style:style style:name="P14" style:family="paragraph" style:parent-style-name="Standard">
      <style:paragraph-properties fo:line-height="200%"/>
      <style:text-properties fo:font-variant="normal" fo:text-transform="none" fo:color="#050505" style:font-name="Helvetica" fo:font-size="11.25pt" fo:letter-spacing="normal" fo:font-style="normal" fo:font-weight="bold" officeooo:rsid="00a8aff1" officeooo:paragraph-rsid="00b379c9" style:font-weight-asian="bold" style:font-weight-complex="bold"/>
    </style:style>
    <style:style style:name="P1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050505" style:font-name="Helvetica" fo:font-size="11.25pt" fo:letter-spacing="normal" fo:font-style="normal" fo:font-weight="bold" officeooo:paragraph-rsid="00b6da2a" style:font-weight-asian="bold" style:font-weight-complex="bold"/>
    </style:style>
    <style:style style:name="P16" style:family="paragraph" style:parent-style-name="Standard">
      <style:paragraph-properties fo:margin-left="0cm" fo:margin-right="0cm" fo:margin-top="0cm" fo:margin-bottom="0cm" loext:contextual-spacing="false" fo:orphans="2" fo:widows="2" fo:text-indent="0cm" style:auto-text-indent="false"/>
      <style:text-properties officeooo:paragraph-rsid="00b6da2a"/>
    </style:style>
    <style:style style:name="P17" style:family="paragraph" style:parent-style-name="Standard">
      <style:paragraph-properties fo:line-height="100%"/>
      <style:text-properties style:font-name="Liberation Serif" officeooo:paragraph-rsid="00141148"/>
    </style:style>
    <style:style style:name="P18" style:family="paragraph" style:parent-style-name="Standard">
      <style:paragraph-properties fo:line-height="100%"/>
      <style:text-properties style:font-name="Liberation Serif" officeooo:paragraph-rsid="00ca58c3"/>
    </style:style>
    <style:style style:name="P19" style:family="paragraph" style:parent-style-name="Standard">
      <style:paragraph-properties fo:line-height="100%"/>
      <style:text-properties style:font-name="Liberation Serif" officeooo:paragraph-rsid="001ca4a2"/>
    </style:style>
    <style:style style:name="P20" style:family="paragraph" style:parent-style-name="Standard">
      <style:paragraph-properties fo:line-height="100%"/>
      <style:text-properties style:font-name="Liberation Serif" officeooo:paragraph-rsid="001e7269"/>
    </style:style>
    <style:style style:name="P21" style:family="paragraph" style:parent-style-name="Standard">
      <style:paragraph-properties fo:line-height="100%"/>
      <style:text-properties style:font-name="Liberation Serif" officeooo:paragraph-rsid="0023f944"/>
    </style:style>
    <style:style style:name="P22" style:family="paragraph" style:parent-style-name="Standard">
      <style:paragraph-properties fo:line-height="100%"/>
      <style:text-properties style:font-name="Liberation Serif" officeooo:paragraph-rsid="003127fe"/>
    </style:style>
    <style:style style:name="P23" style:family="paragraph" style:parent-style-name="Standard">
      <style:paragraph-properties fo:line-height="100%"/>
      <style:text-properties style:font-name="Liberation Serif" officeooo:paragraph-rsid="0035ea27"/>
    </style:style>
    <style:style style:name="P24" style:family="paragraph" style:parent-style-name="Standard">
      <style:paragraph-properties fo:line-height="100%"/>
      <style:text-properties style:font-name="Liberation Serif" officeooo:paragraph-rsid="00cd4c92"/>
    </style:style>
    <style:style style:name="P25" style:family="paragraph" style:parent-style-name="Standard">
      <style:paragraph-properties fo:line-height="100%"/>
      <style:text-properties style:font-name="Liberation Serif" officeooo:paragraph-rsid="00d8de3d"/>
    </style:style>
    <style:style style:name="P26" style:family="paragraph" style:parent-style-name="Standard">
      <style:paragraph-properties fo:line-height="100%"/>
      <style:text-properties style:font-name="Liberation Serif" officeooo:paragraph-rsid="00e93c31"/>
    </style:style>
    <style:style style:name="P27" style:family="paragraph" style:parent-style-name="Standard">
      <style:paragraph-properties fo:line-height="100%"/>
      <style:text-properties style:font-name="Liberation Serif" officeooo:rsid="00474f0c" officeooo:paragraph-rsid="00474f0c"/>
    </style:style>
    <style:style style:name="P28" style:family="paragraph" style:parent-style-name="Standard">
      <style:paragraph-properties fo:line-height="100%"/>
      <style:text-properties style:font-name="Liberation Serif" officeooo:rsid="004e75c6" officeooo:paragraph-rsid="005b34e3"/>
    </style:style>
    <style:style style:name="P29" style:family="paragraph" style:parent-style-name="Standard">
      <style:paragraph-properties fo:line-height="100%"/>
      <style:text-properties style:font-name="Liberation Serif" officeooo:rsid="00ea42bb" officeooo:paragraph-rsid="00ea42bb"/>
    </style:style>
    <style:style style:name="P30" style:family="paragraph" style:parent-style-name="Standard">
      <style:paragraph-properties fo:line-height="100%"/>
      <style:text-properties style:font-name="Liberation Serif" officeooo:rsid="00809faa" officeooo:paragraph-rsid="00f4a29d"/>
    </style:style>
    <style:style style:name="P31" style:family="paragraph" style:parent-style-name="Standard">
      <style:paragraph-properties fo:line-height="100%"/>
      <style:text-properties style:font-name="Liberation Serif" officeooo:rsid="00960e37" officeooo:paragraph-rsid="00f30959"/>
    </style:style>
    <style:style style:name="P32" style:family="paragraph" style:parent-style-name="Heading_20_2">
      <style:paragraph-properties fo:line-height="100%"/>
      <style:text-properties style:font-name="Liberation Serif"/>
    </style:style>
    <style:style style:name="T1" style:family="text">
      <style:text-properties fo:font-variant="normal" fo:text-transform="none" fo:color="#5c5141" style:font-name="Times New Roman1" fo:font-size="9pt" fo:letter-spacing="normal" fo:font-style="normal"/>
    </style:style>
    <style:style style:name="T2" style:family="text">
      <style:text-properties fo:font-variant="normal" fo:text-transform="none" fo:color="#5c5141" style:font-name="Times New Roman1" fo:font-size="9pt" fo:letter-spacing="normal" fo:font-style="normal" fo:font-weight="normal"/>
    </style:style>
    <style:style style:name="T3" style:family="text">
      <style:text-properties fo:font-variant="normal" fo:text-transform="none" fo:color="#5c5141" style:font-name="Times New Roman1" fo:font-size="9pt" fo:letter-spacing="normal" fo:font-style="italic" fo:font-weight="normal"/>
    </style:style>
    <style:style style:name="T4" style:family="text">
      <style:text-properties fo:font-variant="normal" fo:text-transform="none" fo:color="#5c5141" fo:letter-spacing="normal"/>
    </style:style>
    <style:style style:name="T5" style:family="text">
      <style:text-properties fo:font-variant="normal" fo:text-transform="none" fo:color="#050505" style:font-name="Helvetica" fo:font-size="11.25pt" fo:letter-spacing="normal" fo:font-style="normal" fo:font-weight="bold" style:font-weight-asian="bold" style:font-weight-complex="bold"/>
    </style:style>
    <style:style style:name="T6" style:family="text">
      <style:text-properties fo:font-variant="normal" fo:text-transform="none" fo:color="#050505" style:font-name="Helvetica" fo:font-size="11.25pt" fo:letter-spacing="normal" fo:font-style="normal" fo:font-weight="normal" officeooo:rsid="00bac9af" style:font-weight-asian="normal" style:font-weight-complex="normal"/>
    </style:style>
    <style:style style:name="T7" style:family="text">
      <style:text-properties fo:color="#3333ff" style:font-name="Times New Roman1" fo:font-size="9pt"/>
    </style:style>
    <style:style style:name="T8" style:family="text">
      <style:text-properties fo:color="#cccc33" style:font-name="Times New Roman1" fo:font-size="9pt"/>
    </style:style>
    <style:style style:name="T9" style:family="text">
      <style:text-properties fo:color="#cccc33" style:font-name="Times New Roman1" fo:font-size="9pt" fo:font-style="italic"/>
    </style:style>
    <style:style style:name="T10" style:family="text">
      <style:text-properties style:font-name="Times New Roman1" fo:font-size="9pt"/>
    </style:style>
    <style:style style:name="T11" style:family="text">
      <style:text-properties officeooo:rsid="0009b855"/>
    </style:style>
    <style:style style:name="T12" style:family="text">
      <style:text-properties officeooo:rsid="000bae0d"/>
    </style:style>
    <style:style style:name="T13" style:family="text">
      <style:text-properties officeooo:rsid="000ce6ab"/>
    </style:style>
    <style:style style:name="T14" style:family="text">
      <style:text-properties officeooo:rsid="000ee019"/>
    </style:style>
    <style:style style:name="T15" style:family="text">
      <style:text-properties officeooo:rsid="00103f77"/>
    </style:style>
    <style:style style:name="T16" style:family="text">
      <style:text-properties officeooo:rsid="00118584"/>
    </style:style>
    <style:style style:name="T17" style:family="text">
      <style:text-properties officeooo:rsid="001359d0"/>
    </style:style>
    <style:style style:name="T18" style:family="text">
      <style:text-properties officeooo:rsid="0015d448"/>
    </style:style>
    <style:style style:name="T19" style:family="text">
      <style:text-properties officeooo:rsid="001726f6"/>
    </style:style>
    <style:style style:name="T20" style:family="text">
      <style:text-properties officeooo:rsid="001bafec"/>
    </style:style>
    <style:style style:name="T21" style:family="text">
      <style:text-properties officeooo:rsid="001ca4a2"/>
    </style:style>
    <style:style style:name="T22" style:family="text">
      <style:text-properties officeooo:rsid="001ff577"/>
    </style:style>
    <style:style style:name="T23" style:family="text">
      <style:text-properties officeooo:rsid="002394c1"/>
    </style:style>
    <style:style style:name="T24" style:family="text">
      <style:text-properties officeooo:rsid="0023f944"/>
    </style:style>
    <style:style style:name="T25" style:family="text">
      <style:text-properties officeooo:rsid="0026e1d6"/>
    </style:style>
    <style:style style:name="T26" style:family="text">
      <style:text-properties officeooo:rsid="002ea416"/>
    </style:style>
    <style:style style:name="T27" style:family="text">
      <style:text-properties officeooo:rsid="002eb162"/>
    </style:style>
    <style:style style:name="T28" style:family="text">
      <style:text-properties officeooo:rsid="002f9527"/>
    </style:style>
    <style:style style:name="T29" style:family="text">
      <style:text-properties officeooo:rsid="003127fe"/>
    </style:style>
    <style:style style:name="T30" style:family="text">
      <style:text-properties officeooo:rsid="0031893c"/>
    </style:style>
    <style:style style:name="T31" style:family="text">
      <style:text-properties officeooo:rsid="0033aed1"/>
    </style:style>
    <style:style style:name="T32" style:family="text">
      <style:text-properties officeooo:rsid="003484ed"/>
    </style:style>
    <style:style style:name="T33" style:family="text">
      <style:text-properties officeooo:rsid="003587d4"/>
    </style:style>
    <style:style style:name="T34" style:family="text">
      <style:text-properties officeooo:rsid="0040b303"/>
    </style:style>
    <style:style style:name="T35" style:family="text">
      <style:text-properties officeooo:rsid="0049fbf3"/>
    </style:style>
    <style:style style:name="T36" style:family="text">
      <style:text-properties officeooo:rsid="00549286" fo:background-color="#fff200" loext:char-shading-value="0"/>
    </style:style>
    <style:style style:name="T37" style:family="text">
      <style:text-properties officeooo:rsid="00500739"/>
    </style:style>
    <style:style style:name="T38" style:family="text">
      <style:text-properties style:use-window-font-color="true" officeooo:rsid="005b34e3" fo:background-color="#fff200" loext:char-shading-value="0"/>
    </style:style>
    <style:style style:name="T39" style:family="text">
      <style:text-properties style:use-window-font-color="true" officeooo:rsid="00500739" fo:background-color="transparent" loext:char-shading-value="0"/>
    </style:style>
    <style:style style:name="T40" style:family="text">
      <style:text-properties style:use-window-font-color="true" officeooo:rsid="005b34e3" fo:background-color="transparent" loext:char-shading-value="0"/>
    </style:style>
    <style:style style:name="T41" style:family="text">
      <style:text-properties style:use-window-font-color="true" officeooo:rsid="00605c24" fo:background-color="transparent" loext:char-shading-value="0"/>
    </style:style>
    <style:style style:name="T42" style:family="text">
      <style:text-properties style:use-window-font-color="true" officeooo:rsid="00d53a52" fo:background-color="transparent" loext:char-shading-value="0"/>
    </style:style>
    <style:style style:name="T43" style:family="text">
      <style:text-properties style:use-window-font-color="true" officeooo:rsid="00e085cb" fo:background-color="transparent" loext:char-shading-value="0"/>
    </style:style>
    <style:style style:name="T44" style:family="text">
      <style:text-properties style:use-window-font-color="true" officeooo:rsid="00e2729a" fo:background-color="transparent" loext:char-shading-value="0"/>
    </style:style>
    <style:style style:name="T45" style:family="text">
      <style:text-properties style:use-window-font-color="true" officeooo:rsid="00e78669" fo:background-color="transparent" loext:char-shading-value="0"/>
    </style:style>
    <style:style style:name="T46" style:family="text">
      <style:text-properties style:use-window-font-color="true" officeooo:rsid="00f622c8" fo:background-color="transparent" loext:char-shading-value="0"/>
    </style:style>
    <style:style style:name="T47" style:family="text">
      <style:text-properties style:use-window-font-color="true" officeooo:rsid="00f6ef8b" fo:background-color="transparent" loext:char-shading-value="0"/>
    </style:style>
    <style:style style:name="T48" style:family="text">
      <style:text-properties style:use-window-font-color="true" officeooo:rsid="00f73ee2" fo:background-color="transparent" loext:char-shading-value="0"/>
    </style:style>
    <style:style style:name="T49" style:family="text">
      <style:text-properties style:use-window-font-color="true" officeooo:rsid="00f8390b" fo:background-color="transparent" loext:char-shading-value="0"/>
    </style:style>
    <style:style style:name="T50" style:family="text">
      <style:text-properties style:use-window-font-color="true" style:font-name="Manjari Bold" officeooo:rsid="00500739" fo:background-color="transparent" loext:char-shading-value="0"/>
    </style:style>
    <style:style style:name="T51" style:family="text">
      <style:text-properties style:use-window-font-color="true" style:font-name="Manjari Bold" officeooo:rsid="00e085cb" fo:background-color="transparent" loext:char-shading-value="0"/>
    </style:style>
    <style:style style:name="T52" style:family="text">
      <style:text-properties style:use-window-font-color="true" style:font-name="Manjari Bold" officeooo:rsid="005b34e3" fo:background-color="transparent" loext:char-shading-value="0"/>
    </style:style>
    <style:style style:name="T53" style:family="text">
      <style:text-properties style:use-window-font-color="true" style:font-name="Manjari Bold" officeooo:rsid="00e2729a" fo:background-color="transparent" loext:char-shading-value="0"/>
    </style:style>
    <style:style style:name="T54" style:family="text">
      <style:text-properties style:use-window-font-color="true" style:font-name="Manjari Bold" officeooo:rsid="00e78669" fo:background-color="transparent" loext:char-shading-value="0"/>
    </style:style>
    <style:style style:name="T55" style:family="text">
      <style:text-properties style:use-window-font-color="true" style:font-name="Manjari Bold" officeooo:rsid="00605c24" fo:background-color="transparent" loext:char-shading-value="0"/>
    </style:style>
    <style:style style:name="T56" style:family="text">
      <style:text-properties style:use-window-font-color="true" style:font-name="Manjari Bold" officeooo:rsid="00d53a52" fo:background-color="transparent" loext:char-shading-value="0"/>
    </style:style>
    <style:style style:name="T57" style:family="text">
      <style:text-properties style:use-window-font-color="true" style:font-name="Manjari Bold" officeooo:rsid="00f622c8" fo:background-color="transparent" loext:char-shading-value="0"/>
    </style:style>
    <style:style style:name="T58" style:family="text">
      <style:text-properties style:use-window-font-color="true" style:font-name="Manjari Bold" officeooo:rsid="00f6ef8b" fo:background-color="transparent" loext:char-shading-value="0"/>
    </style:style>
    <style:style style:name="T59" style:family="text">
      <style:text-properties style:use-window-font-color="true" style:font-name="Manjari Bold" officeooo:rsid="00f73ee2" fo:background-color="transparent" loext:char-shading-value="0"/>
    </style:style>
    <style:style style:name="T60" style:family="text">
      <style:text-properties style:use-window-font-color="true" style:font-name="Manjari Bold" officeooo:rsid="00f8390b" fo:background-color="transparent" loext:char-shading-value="0"/>
    </style:style>
    <style:style style:name="T61" style:family="text">
      <style:text-properties style:use-window-font-color="true" style:font-name="Manjari Bold" officeooo:rsid="005b34e3" fo:background-color="#fff200" loext:char-shading-value="0"/>
    </style:style>
    <style:style style:name="T62" style:family="text">
      <style:text-properties officeooo:rsid="0052df63"/>
    </style:style>
    <style:style style:name="T63" style:family="text">
      <style:text-properties officeooo:rsid="00549286"/>
    </style:style>
    <style:style style:name="T64" style:family="text">
      <style:text-properties officeooo:rsid="00584ba8"/>
    </style:style>
    <style:style style:name="T65" style:family="text">
      <style:text-properties fo:background-color="transparent" loext:char-shading-value="0"/>
    </style:style>
    <style:style style:name="T66" style:family="text">
      <style:text-properties officeooo:rsid="006c682d" fo:background-color="transparent" loext:char-shading-value="0"/>
    </style:style>
    <style:style style:name="T67" style:family="text">
      <style:text-properties officeooo:rsid="0070dab2" fo:background-color="transparent" loext:char-shading-value="0"/>
    </style:style>
    <style:style style:name="T68" style:family="text">
      <style:text-properties officeooo:rsid="007ece12" fo:background-color="transparent" loext:char-shading-value="0"/>
    </style:style>
    <style:style style:name="T69" style:family="text">
      <style:text-properties officeooo:rsid="00824de6" fo:background-color="transparent" loext:char-shading-value="0"/>
    </style:style>
    <style:style style:name="T70" style:family="text">
      <style:text-properties officeooo:rsid="00832f1c" fo:background-color="transparent" loext:char-shading-value="0"/>
    </style:style>
    <style:style style:name="T71" style:family="text">
      <style:text-properties officeooo:rsid="00844ce3" fo:background-color="transparent" loext:char-shading-value="0"/>
    </style:style>
    <style:style style:name="T72" style:family="text">
      <style:text-properties officeooo:rsid="008489c9" fo:background-color="transparent" loext:char-shading-value="0"/>
    </style:style>
    <style:style style:name="T73" style:family="text">
      <style:text-properties officeooo:rsid="008f78f3" fo:background-color="transparent" loext:char-shading-value="0"/>
    </style:style>
    <style:style style:name="T74" style:family="text">
      <style:text-properties officeooo:rsid="008fca7b" fo:background-color="transparent" loext:char-shading-value="0"/>
    </style:style>
    <style:style style:name="T75" style:family="text">
      <style:text-properties officeooo:rsid="0091798b" fo:background-color="transparent" loext:char-shading-value="0"/>
    </style:style>
    <style:style style:name="T76" style:family="text">
      <style:text-properties officeooo:rsid="0094d56a" fo:background-color="transparent" loext:char-shading-value="0"/>
    </style:style>
    <style:style style:name="T77" style:family="text">
      <style:text-properties officeooo:rsid="00a0ce0a" fo:background-color="transparent" loext:char-shading-value="0"/>
    </style:style>
    <style:style style:name="T78" style:family="text">
      <style:text-properties officeooo:rsid="00a645b6" fo:background-color="transparent" loext:char-shading-value="0"/>
    </style:style>
    <style:style style:name="T79" style:family="text">
      <style:text-properties officeooo:rsid="00584ba8" fo:background-color="transparent" loext:char-shading-value="0"/>
    </style:style>
    <style:style style:name="T80" style:family="text">
      <style:text-properties officeooo:rsid="0049fbf3" fo:background-color="transparent" loext:char-shading-value="0"/>
    </style:style>
    <style:style style:name="T81" style:family="text">
      <style:text-properties officeooo:rsid="00d53a52" fo:background-color="transparent" loext:char-shading-value="0"/>
    </style:style>
    <style:style style:name="T82" style:family="text">
      <style:text-properties officeooo:rsid="00e2729a" fo:background-color="transparent" loext:char-shading-value="0"/>
    </style:style>
    <style:style style:name="T83" style:family="text">
      <style:text-properties officeooo:rsid="00e93c31" fo:background-color="transparent" loext:char-shading-value="0"/>
    </style:style>
    <style:style style:name="T84" style:family="text">
      <style:text-properties officeooo:rsid="0060db8d" fo:background-color="transparent" loext:char-shading-value="0"/>
    </style:style>
    <style:style style:name="T85" style:family="text">
      <style:text-properties officeooo:rsid="00d8de3d" fo:background-color="transparent" loext:char-shading-value="0"/>
    </style:style>
    <style:style style:name="T86" style:family="text">
      <style:text-properties officeooo:rsid="00ddbaa5" fo:background-color="transparent" loext:char-shading-value="0"/>
    </style:style>
    <style:style style:name="T87" style:family="text">
      <style:text-properties officeooo:rsid="00dcdc59" fo:background-color="transparent" loext:char-shading-value="0"/>
    </style:style>
    <style:style style:name="T88" style:family="text">
      <style:text-properties officeooo:rsid="00e78669" fo:background-color="transparent" loext:char-shading-value="0"/>
    </style:style>
    <style:style style:name="T89" style:family="text">
      <style:text-properties officeooo:rsid="00ec9f3e" fo:background-color="transparent" loext:char-shading-value="0"/>
    </style:style>
    <style:style style:name="T90" style:family="text">
      <style:text-properties officeooo:rsid="00ed443d" fo:background-color="transparent" loext:char-shading-value="0"/>
    </style:style>
    <style:style style:name="T91" style:family="text">
      <style:text-properties officeooo:rsid="00f00c84" fo:background-color="transparent" loext:char-shading-value="0"/>
    </style:style>
    <style:style style:name="T92" style:family="text">
      <style:text-properties officeooo:rsid="00f0c3d3" fo:background-color="transparent" loext:char-shading-value="0"/>
    </style:style>
    <style:style style:name="T93" style:family="text">
      <style:text-properties officeooo:rsid="00f0ebd5" fo:background-color="transparent" loext:char-shading-value="0"/>
    </style:style>
    <style:style style:name="T94" style:family="text">
      <style:text-properties officeooo:rsid="00809faa" fo:background-color="transparent" loext:char-shading-value="0"/>
    </style:style>
    <style:style style:name="T95" style:family="text">
      <style:text-properties officeooo:rsid="00f4a29d" fo:background-color="transparent" loext:char-shading-value="0"/>
    </style:style>
    <style:style style:name="T96" style:family="text">
      <style:text-properties officeooo:rsid="008f6216" fo:background-color="transparent" loext:char-shading-value="0"/>
    </style:style>
    <style:style style:name="T97" style:family="text">
      <style:text-properties officeooo:rsid="00f4f5ab" fo:background-color="transparent" loext:char-shading-value="0"/>
    </style:style>
    <style:style style:name="T98" style:family="text">
      <style:text-properties officeooo:rsid="00f8cc36" fo:background-color="transparent" loext:char-shading-value="0"/>
    </style:style>
    <style:style style:name="T99" style:family="text">
      <style:text-properties officeooo:rsid="0097fa16" fo:background-color="transparent" loext:char-shading-value="0"/>
    </style:style>
    <style:style style:name="T100" style:family="text">
      <style:text-properties officeooo:rsid="0097fa16"/>
    </style:style>
    <style:style style:name="T101" style:family="text">
      <style:text-properties officeooo:rsid="00aa6ae3"/>
    </style:style>
    <style:style style:name="T102" style:family="text">
      <style:text-properties officeooo:rsid="00ad5307"/>
    </style:style>
    <style:style style:name="T103" style:family="text">
      <style:text-properties fo:font-weight="bold" style:font-weight-asian="bold" style:font-weight-complex="bold"/>
    </style:style>
    <style:style style:name="T104" style:family="text">
      <style:text-properties fo:font-weight="normal" officeooo:rsid="00b0d2fa" style:font-weight-asian="normal" style:font-weight-complex="normal"/>
    </style:style>
    <style:style style:name="T105" style:family="text">
      <style:text-properties fo:font-weight="normal" officeooo:rsid="00b379c9" style:font-weight-asian="normal" style:font-weight-complex="normal"/>
    </style:style>
    <style:style style:name="T106" style:family="text">
      <style:text-properties fo:font-weight="normal" officeooo:rsid="00bac9af" style:font-weight-asian="normal" style:font-weight-complex="normal"/>
    </style:style>
    <style:style style:name="T107" style:family="text">
      <style:text-properties fo:font-weight="normal" officeooo:rsid="00feda4f" style:font-weight-asian="normal" style:font-weight-complex="normal"/>
    </style:style>
    <style:style style:name="T108" style:family="text">
      <style:text-properties fo:font-weight="normal" officeooo:rsid="01032d8c" style:font-weight-asian="normal" style:font-weight-complex="normal"/>
    </style:style>
    <style:style style:name="T109" style:family="text">
      <style:text-properties officeooo:rsid="00b22311"/>
    </style:style>
    <style:style style:name="T110" style:family="text">
      <style:text-properties officeooo:rsid="00b379c9"/>
    </style:style>
    <style:style style:name="T111" style:family="text">
      <style:text-properties officeooo:rsid="00b3bf3c"/>
    </style:style>
    <style:style style:name="T112" style:family="text">
      <style:text-properties officeooo:rsid="00b429a5"/>
    </style:style>
    <style:style style:name="T113" style:family="text">
      <style:text-properties officeooo:rsid="00b6da2a"/>
    </style:style>
    <style:style style:name="T114" style:family="text">
      <style:text-properties officeooo:rsid="00bf3d52"/>
    </style:style>
    <style:style style:name="T115" style:family="text">
      <style:text-properties officeooo:rsid="00c4657f"/>
    </style:style>
    <style:style style:name="T116" style:family="text">
      <style:text-properties officeooo:rsid="00c82e3e"/>
    </style:style>
    <style:style style:name="T117" style:family="text">
      <style:text-properties officeooo:rsid="00cb0c6b"/>
    </style:style>
    <style:style style:name="T118" style:family="text">
      <style:text-properties officeooo:rsid="00cbd75d"/>
    </style:style>
    <style:style style:name="T119" style:family="text">
      <style:text-properties officeooo:rsid="00ccbe04"/>
    </style:style>
    <style:style style:name="T120" style:family="text">
      <style:text-properties officeooo:rsid="00cd4c92"/>
    </style:style>
    <style:style style:name="T121" style:family="text">
      <style:text-properties officeooo:rsid="00d02e24"/>
    </style:style>
    <style:style style:name="T122" style:family="text">
      <style:text-properties officeooo:rsid="00d111bf"/>
    </style:style>
    <style:style style:name="T123" style:family="text">
      <style:text-properties style:font-name="Manjari Bold"/>
    </style:style>
    <style:style style:name="T124" style:family="text">
      <style:text-properties style:font-name="Manjari Bold" officeooo:rsid="005007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Nom/Prénom : Derviche</text:p>
      <text:p text:style-name="Standard">âge : 23 ans</text:p>
      <text:p text:style-name="Standard">Race : Or<text:span text:style-name="T11">que</text:span> des Bois</text:p>
      <text:p text:style-name="Standard"/>
      <text:h text:style-name="P32" text:outline-level="2"><text:span text:style-name="T122">Les orques des bois</text:span> :</text:h>
      <text:p text:style-name="P17"><text:span text:style-name="T11">D</text:span>'une peau <text:span text:style-name="T11">grisâtre</text:span> qui tend sur le vert quand il est  illuminé par le soleil. <text:span text:style-name="T115">Un</text:span> menton large et  <text:span text:style-name="T11">proéminent</text:span> armée d’ <text:span text:style-name="T32">incisive pointues</text:span>, <text:span text:style-name="T13">il n’est pas rare de confondre l’orque</text:span> des bois avec son cousin des plaines. <text:span text:style-name="T12">Pourtant</text:span> <text:span text:style-name="T14">les deux espèces sont très différentes. S</text:span>a carrure <text:span text:style-name="T14">est </text:span>beaucoup plus fine, moins musclée. Ses <text:span text:style-name="T15">longs bras maigres</text:span> son<text:span text:style-name="T15">t</text:span> armées d'ongles plus solide<text:span text:style-name="T117">s</text:span> que de la pierre lui permettant de s'accrocher aux arbres. <text:span text:style-name="T117">Il </text:span>a les jambes d'un coureur, <text:span text:style-name="T16">fines et</text:span> musclé<text:span text:style-name="T11">s</text:span>. C<text:span text:style-name="T16">es caractéristiques physiques font de lui</text:span> un être <text:span text:style-name="T11">particulièrement</text:span> <text:span text:style-name="T16">rapide</text:span> dans le déplacement en <text:span text:style-name="T17">forêt</text:span>.</text:p>
      <text:p text:style-name="P17"/>
      <text:p text:style-name="P18"><text:span text:style-name="T117">Il se déplace en tribu et se sédentarise dans les forêts non loin de la</text:span> <text:span text:style-name="T11">lisière</text:span> <text:span text:style-name="T20">pour rester</text:span> en contact avec la ville. </text:p>
      <text:p text:style-name="P18"/>
      <text:p text:style-name="P18"><text:span text:style-name="T18">Omnivore, il</text:span> se nourrit d'animaux, <text:span text:style-name="T116">de fruits et mais aussi beaucoup d’insectes</text:span>. <text:span text:style-name="T18">De nature craintive, il ne s’attaque qu’en dernier recours aux autres espèces civilisés.</text:span> <text:span text:style-name="T19">Cependant, il n’hésite pas à prendre en chasse et manger</text:span> <text:span text:style-name="T21">quiconque pénètre sur son territoire avec des intentions belliqueuses.</text:span> Son arme <text:span text:style-name="T21">de prédilection</text:span> est la <text:span text:style-name="T18">sarbacane.</text:span> </text:p>
      <text:p text:style-name="P19"/>
      <text:p text:style-name="P20"><text:span text:style-name="T21">Les orques des bois n’ont pas connu </text:span>le <text:span text:style-name="T18">triste</text:span> passé de guerre d<text:span text:style-name="T24">es « peaux vertes ». Ils sont souvent perçus par leurs cousins éloignés </text:span>comme<text:span text:style-name="T23"> des singes qui leur ressemblent. Au v</text:span>u <text:span text:style-name="T118">de leur </text:span>faible connaissance <text:span text:style-name="T25">en</text:span> technologie <text:span text:style-name="T24">et</text:span> du monde <text:span text:style-name="T24">extérieur, les autres civilisations considèrent les orques des bois comme une peuplade primitive. Pourtant, ils excellent souvent dans la connaissance de la nature et dans l’art druidique ou shamanique. Ils vénèrent souvent d’anciens dieux oubliés ce qui renforce encore plus leur isolement, leur pratique les rapproche de l’Eglise de Rhaeyar, le chasseur.</text:span></text:p>
      <text:p text:style-name="P21"/>
      <text:p text:style-name="P21"><text:s/><text:span text:style-name="T26">Leur non-connaissance du monde extérieur leur porte souvent préjudice et ils sont</text:span> <text:span text:style-name="T27">emprisonnés</text:span> comme esclave car <text:span text:style-name="T23">extrêmement</text:span> <text:span text:style-name="T23">crédule.</text:span> </text:p>
      <text:h text:style-name="P32" text:outline-level="2">Derviche : description physique.</text:h>
      <text:p text:style-name="P22"> Derviche <text:span text:style-name="T27">a</text:span> les yeux ridé<text:span text:style-name="T27">s</text:span> et plissé<text:span text:style-name="T27">s,</text:span> <text:span text:style-name="T22">abîmé</text:span> par la <text:span text:style-name="T22">lumière</text:span> du jour. <text:span text:style-name="T119">S</text:span>on crane chauve et veiné le rende plus vieux qu'il ne l'est. <text:span text:style-name="T27">D’une</text:span> taille d<text:span text:style-name="T27">e presque deux mètres,</text:span> il est t<text:span text:style-name="T27">rè</text:span>s similaires au<text:span text:style-name="T27">x</text:span> membre<text:span text:style-name="T27">s</text:span> de sa race.</text:p>
      <text:p text:style-name="P22"/>
      <text:p text:style-name="P22"><text:span text:style-name="T28">En général,</text:span> <text:span text:style-name="T28">i</text:span>l porte une longue cape cachant <text:span text:style-name="T119">un</text:span> ceinturon et <text:span text:style-name="T29">une</text:span> armure de cuire. Dissimulé <text:span text:style-name="T28">derrière</text:span> sa capuche et sa faible musculature, il peut se faire pass<text:span text:style-name="T22">er</text:span> pour un homme. </text:p>
      <text:p text:style-name="P22"><text:span text:style-name="T29">En forêt, il n’hésite a ne garder qu’un pagne ce qui lui permet d’être plus agile pour sauter d’un arbre à l’autre.</text:span> </text:p>
      <text:h text:style-name="P32" text:outline-level="2">Derviche : <text:span text:style-name="T121">c</text:span>aractère et <text:span text:style-name="T121">i</text:span>déal de vie.</text:h>
      <text:p text:style-name="P23"><text:span text:style-name="T33">C</text:span>ontrairement au<text:span text:style-name="T119">x</text:span> or<text:span text:style-name="T33">ques</text:span> des bois en général, il n'est pas craintif, il est <text:span text:style-name="T33">plutôt</text:span> réservé, il n'aime pas qu'on s'occupe de ses affaires. Parle peu, mais avec une ironie certaine. Il <text:span text:style-name="T33">préfère</text:span> observer les individus dans l'ombre. <text:span text:style-name="T119">Derviche est un être perdu dans la société qui cherche la plupart du temps à survivre et à gagner sa vie. Son idéal serait de retrouver une tribu orques des bois pour s’y installer et y vivre paisiblement. Mais son destin semble en avoir décider autrement.</text:span></text:p>
      <text:p text:style-name="P24"><text:span text:style-name="T120">Il est toujours stupéfait devant la grandeur et la complexité des constructions humaines. Même s’il en comprend difficilement leur utilité.</text:span></text:p>
      <text:h text:style-name="P32" text:outline-level="2"><text:soft-page-break/>Derviche : Histoire.</text:h>
      <text:p text:style-name="P27"><text:span text:style-name="T62">L</text:span>’histoire de Derviche commence dans une <text:span text:style-name="T63">petite forêt non loin de la ville de</text:span><text:span text:style-name="T36"> Sinastras </text:span><text:span text:style-name="T63">où sa tribu y est installé depuis des générations</text:span>. <text:span text:style-name="T64">Tout bascule lorsqu’un inspecteur minier découvre que la forêt est installé sur un énorme gisement de diamant. </text:span><text:span text:style-name="T79">S</text:span><text:span text:style-name="T81">on clan</text:span><text:span text:style-name="T80"> est</text:span><text:span text:style-name="T35"> massacré lors d’une nuit et les habitants de la ville commence la déforestation.</text:span></text:p>
      <text:p text:style-name="P28">Derviche, qui <text:span text:style-name="T37">exceptionnellement dormait hors du village, découvre </text:span><text:span text:style-name="T39">l’</text:span><text:span text:style-name="T43">hécatombe</text:span><text:span text:style-name="T39"> au petit matin. Il n’y a aucun survivant, si ce n’est lui même. </text:span><text:span text:style-name="T40">Il s’enfuit alors dans l</text:span><text:span text:style-name="T43">es </text:span><text:span text:style-name="T44">profondeurs des </text:span><text:span text:style-name="T43">bois </text:span><text:span text:style-name="T40">et ne rêve que de vengeance. </text:span><text:span text:style-name="T45">Derviche</text:span><text:span text:style-name="T40"> se cache pendant un moment </text:span><text:span text:style-name="T43">et</text:span><text:span text:style-name="T40"> alors que la forêt est en passe d’être </text:span><text:span text:style-name="T41">complètement</text:span><text:span text:style-name="T40"> rasé il rencontre une </text:span><text:span text:style-name="T44">d</text:span><text:span text:style-name="T40">ryade a</text:span><text:span text:style-name="T38">u seuil de la mort.</text:span><text:span text:style-name="T40"> </text:span><text:span text:style-name="T44">Elle </text:span><text:span text:style-name="T40">lui remet une graine et lui demande de la replanter loin d’ici, </text:span><text:span text:style-name="T41">loin de </text:span><text:span text:style-name="T42">toutes</text:span><text:span text:style-name="T41"> civilisations. </text:span><text:span text:style-name="T46">De cette graine, poussera une nouvelle forêt identique celle de son enfance. Derviche port</text:span><text:span text:style-name="T47">e</text:span><text:span text:style-name="T46"> cette graine comme son bien le plus précieux. </text:span><text:span text:style-name="T48">Il se sent coupable de ne pas avoir été là pour défendre sa famille. En plantant la graine, il </text:span><text:span text:style-name="T49">espère</text:span><text:span text:style-name="T48"> se sentir pardonné. </text:span></text:p>
      <text:p text:style-name="P28"><text:span text:style-name="T48"/></text:p>
      <text:p text:style-name="P25"><text:span text:style-name="T84">Fuyant la déforestation, Derviche se retrouve dans la ville de Sinastras, il a alors 15 ans. Il est recueillit par </text:span><text:span text:style-name="T85">la guilde des vendeurs de journaux. Une guilde qui exploite les enfants pour livrer les nouvelles quotidiennement et qui est dirigé par </text:span><text:span text:style-name="T84">un </text:span><text:span text:style-name="T86">bourgeois</text:span><text:span text:style-name="T84"> que tout le monde appelle l</text:span><text:span text:style-name="T87">e Chroniqueur</text:span><text:span text:style-name="T84">. </text:span><text:span text:style-name="T88">Pendant deux années, il y travaille. Il apprend à lire et à écrire. </text:span><text:span text:style-name="T66">Un jour, </text:span><text:span text:style-name="T67">il découvre que l</text:span><text:span text:style-name="T82">e Chroniqueur est actionnaire</text:span><text:span text:style-name="T67"> </text:span><text:span text:style-name="T82">de la mine de diamant</text:span><text:span text:style-name="T67">.</text:span></text:p>
      <text:p text:style-name="P29"><text:span text:style-name="T83">I</text:span><text:span text:style-name="T65">l tente d’assassiner le chef de la guilde mais cela échoue, </text:span><text:span text:style-name="T89">il est emprisonné mais libéré par ses frères livreur</text:span><text:span text:style-name="T90">s</text:span><text:span text:style-name="T89"> de journaux.</text:span></text:p>
      <text:p text:style-name="P29"><text:span text:style-name="T89"/></text:p>
      <text:p text:style-name="P26"><text:span text:style-name="T91">I</text:span><text:span text:style-name="T68">l part dans une autre ville-</text:span><text:span text:style-name="T91">état</text:span><text:span text:style-name="T68"> o</text:span><text:span text:style-name="T95">ù</text:span><text:span text:style-name="T68"> il </text:span><text:span text:style-name="T70">est</text:span><text:span text:style-name="T68"> recruté dans une </text:span><text:span text:style-name="T69">grande expédition qui veut atteindre pour la première fois le centre de la </text:span><text:span text:style-name="T91">gigantesque</text:span><text:span text:style-name="T69"> forêt </text:span><text:span text:style-name="T95">surnommée l’océan vert.</text:span><text:span text:style-name="T68"> M</text:span><text:span text:style-name="T94">ais l’expédition est un fiasco total, presque tous les aventuriers son</text:span><text:span text:style-name="T76">t</text:span><text:span text:style-name="T94"> massacré</text:span><text:span text:style-name="T69">s</text:span><text:span text:style-name="T94"> par les bêtes sauvages qui ne cesse</text:span><text:span text:style-name="T91">nt</text:span><text:span text:style-name="T94"> de grossir à l’approche du centre. </text:span><text:span text:style-name="T71">Il est a deux doigts de mourir mais il est sauvé par une dryade qui a sentit le pouvoir de la graine dans son sac. Elle </text:span><text:span text:style-name="T98">le soigne,</text:span><text:span text:style-name="T71"> lui apprend qu’il porte le cœur de sa sœur. </text:span><text:span text:style-name="T72">Elle lui apprend aussi qu’il y a un nouveau monde en passe d’être découvert et que ce serait bien d’y </text:span><text:span text:style-name="T92">enterrer</text:span><text:span text:style-name="T72"> la graine, </text:span><text:span text:style-name="T98">m</text:span><text:span text:style-name="T74">ais qu’il n’a pas les connaissance</text:span><text:span text:style-name="T92">s</text:span><text:span text:style-name="T74"> pour la planter. Il devra la donner à une Mère Dryade. </text:span></text:p>
      <text:p text:style-name="P26"><text:span text:style-name="T74"/></text:p>
      <text:p text:style-name="P30"><text:span text:style-name="T93">Derviche</text:span><text:span text:style-name="T77"> cherche alors des personnes connaissant ce nouveau monde. Mais en vain. </text:span><text:span text:style-name="T78">A c</text:span><text:span text:style-name="T77">ette époque, personne n’est </text:span><text:span text:style-name="T97">encore </text:span><text:span text:style-name="T77">au courant de la découverte de la cote </text:span><text:span text:style-name="T93">C</text:span><text:span text:style-name="T77">arstianne. </text:span><text:span text:style-name="T97">Derviche</text:span><text:span text:style-name="T96"> traverse le </text:span><text:span text:style-name="T73">monde en </text:span><text:span text:style-name="T93">louant</text:span><text:span text:style-name="T73"> ses services </text:span><text:span text:style-name="T93">comme</text:span><text:span text:style-name="T75"> guide dans les bois. </text:span></text:p>
      <text:p text:style-name="P31">Lorsqu’<text:span text:style-name="T100">il arrive dans la ville-état rivale de Valburg. Il n’a plu</text:span><text:span text:style-name="T99">s un sou en p</text:span><text:span text:style-name="T100">oche. Il s’engage dans l’armée comme éclaireur. Là, avec les rôdeurs professionnels, il perfectionne ses techniques de combats.</text:span></text:p>
      <text:p text:style-name="P31"/>
      <text:p text:style-name="P31"><text:span text:style-name="T100">C’est alors que les deux citées rivales rentre en guerre. Valburg l’emporte et il est fait prisonnier pour dix ans. (Après dix ans de loyaux services, un bagnard peut faire une demande de remise en liberté. Il passe alors devant une commission.) Il est tatoué de la marque des bagnards sur son cou. En cas de désertion, la marque devient rouge et fluorescente. Lorsque le nouveau monde est découvert, il arrive a se faire engager sur les navires de l’état pour une expédition. Il travaillera à l’équipage puis comme éclaireur sur le nouveau monde. Pendant la traversé il apprend avec les autres bagnard que la remise en liberté après dix ans est rare. Surtout pour les orques. L’envie de désertion s’empare peu à peu de lui.</text:span></text:p>
      <text:p text:style-name="P8"/>
      <text:p text:style-name="P9"><text:span text:style-name="T103">Quelle est sa personnalité ?</text:span> <text:s/><text:span text:style-name="T102">Plutôt taiseux qui regarde l’humanité en se disant que vivre dans une ville c’est compliqué alors que vivre dans une forêt c’est quand même carrément plus </text:span><text:soft-page-break/><text:span text:style-name="T102">simple.</text:span></text:p>
      <text:p text:style-name="P9"><text:span text:style-name="T103">Quel est son statut social ? </text:span><text:s/><text:span text:style-name="T101">bagnard</text:span></text:p>
      <text:p text:style-name="P9"><text:span text:style-name="T103">Quelle est la famille du personnage ? </text:span><text:span text:style-name="T101">Tous mort, à part si un twist improbable apparaissait</text:span></text:p>
      <text:p text:style-name="P13">Ses amis, connaissances ? <text:span text:style-name="T104">Il s’accroche très difficilement car les orques </text:span><text:span text:style-name="T107">en général sont vus comme des brutes épaisses par la population.</text:span></text:p>
      <text:p text:style-name="P10">-<text:span text:style-name="T103">Quels sont les buts du personnages dans la vie, ses ambitions ?</text:span> <text:span text:style-name="T109">Replanter la graine de la dryade : il faut voir qu’il voit ça comme une sorte de rédemption car il a le sentiment d’avoir abandonné sa famille et sa forêt à la mort. Autre ambition, recouvrer sa liberté, retrouver une tribu d’orques des bois pour y vivre. </text:span></text:p>
      <text:p text:style-name="P10"><text:span text:style-name="T103">-Pourquoi le personnage est-il parti à l'aventure ?</text:span> -<text:span text:style-name="T109">Cf but perso dans la vie mais aussi gagner sa vie, tout simplement. </text:span></text:p>
      <text:p text:style-name="P10"><text:span text:style-name="T103">Pourquoi le personnage est-il parti pour le nouveau monde ?</text:span> -<text:span text:style-name="T110">recouvrer sa liberté et planter la graine.</text:span></text:p>
      <text:p text:style-name="P11"><text:span text:style-name="T103">Quelles situations font réagir le personnage (ses triggers) ?</text:span> <text:span text:style-name="T114">Les diamants. A chaque fois qu’il y a du trafique de diamant blanc ça lui rappel le traumatisme de son enfance. Bref il se met à chercher les trafiquant et ils les tuent tous ni plus ni moins. Il cherche aussi des infos sur les Dryades.</text:span></text:p>
      <text:p text:style-name="P11"><text:span text:style-name="T103">Quels sont les évènements marquant de sa vie ? </text:span>-<text:span text:style-name="T110">Cf histoire</text:span></text:p>
      <text:p text:style-name="P14">Comment le pers<text:span text:style-name="T110">o</text:span>nnage a-t-il acquis ses compétences? pourquoi ?<text:span text:style-name="T105">Formé par sa famille, </text:span></text:p>
      <text:p text:style-name="P12">par les enfants des rues et par les rangers/<text:span text:style-name="T111">archées</text:span> de l’armé.</text:p>
      <text:p text:style-name="P3"><text:span text:style-name="T103">-quelle est sa religion ? </text:span><text:span text:style-name="T112">Il n’était pas très assidu a ce que lui disait le shamane du village. Cependant il est persuadé que la forêt est dirigé par une entité supérieur. </text:span></text:p>
      <text:p text:style-name="P3"/>
      <text:p text:style-name="P15">Si cela venait à se produire, comment le personnage imagine-t-il sa mort ? <text:span text:style-name="T108">Derviche a peur de la mort. Il aime vivre dans la nature et l’observer. S’il devait mourir ce serait après une lutte acharnée pour vivre le plus longtemps possible. </text:span></text:p>
      <text:p text:style-name="P4"/>
      <text:p text:style-name="P4"><text:span text:style-name="T103">Comment le joueur imagine-t-il sa mort ? </text:span><text:span text:style-name="T113">Si Derviche venait à mourir, je ne pourrait pas trop l’accepter. Du coup on dira qu’il sera laissé pour mort et je pendrai un autre personnage. </text:span></text:p>
      <text:p text:style-name="P4"/>
      <text:p text:style-name="P16"><text:span text:style-name="T5">– Le personnage a-t-il des objets ou des éléments avec une signification particulière pour lui ? </text:span><text:span text:style-name="T6">La fameuse gra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Tahoma1" svg:font-family="Tahoma"/>
    <style:font-face style:name="Times New Roman1" svg:font-family="'Times New Roman'"/>
    <style:font-face style:name="Ubuntu Mono" svg:font-family="'Ubuntu Mono'" style:font-pitch="fixed"/>
    <style:font-face style:name="Abyssinica SIL" svg:font-family="'Abyssinica SIL'" style:font-pitch="variable"/>
    <style:font-face style:name="Manjari Bold" svg:font-family="'Manjari 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UERRAND GUTKNECHT</meta:initial-creator>
    <meta:creation-date>2013-07-31T12:34:14.04</meta:creation-date>
    <dc:date>2020-10-09T10:11:55.234226085</dc:date>
    <meta:editing-duration>PT16H37M34S</meta:editing-duration>
    <meta:editing-cycles>198</meta:editing-cycles>
    <meta:generator>LibreOffice/6.0.7.3$Linux_X86_64 LibreOffice_project/00m0$Build-3</meta:generator>
    <meta:document-statistic meta:table-count="0" meta:image-count="0" meta:object-count="0" meta:page-count="3" meta:paragraph-count="40" meta:word-count="1508" meta:character-count="8820" meta:non-whitespace-character-count="7330"/>
  </office:meta>
</office:document-meta>
</file>